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4069366208306335726"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5767758205953472309"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639973606231928913"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172105805439383659"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331935065711645199"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2714790497638729687"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340154378178938615"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7630485897926513291"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42307735" text:continue-list="list340154378178938615"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1820017567238638"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2292168"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2299302"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42287853"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42307695"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2294810"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7572648647970314410"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3208504320370119089"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227161744542868446"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2298956"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516153328132340633"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691168292105476855"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400934200494432465" text:style-name="L15">
        <text:list-item>
          <text:list>
            <text:list-header>
              <text:p text:style-name="P182">1.5 miles averaging about 9:40/mile and rest 1 min</text:p>
            </text:list-header>
          </text:list>
        </text:list-item>
      </text:list>
      <text:p text:style-name="P24">1 mile in 8:26 and rest 2 min</text:p>
      <text:list xml:id="list4048263200667815584"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282529178310124213"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2287553"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4107585400228022007"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398696779364508195"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3676918983076437533"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42317128" text:continue-list="list2398696779364508195" text:style-name="L19">
        <text:list-item>
          <text:list>
            <text:list-header>
              <text:p text:style-name="P186">(Pace*HR)=1240</text:p>
            </text:list-header>
          </text:list>
        </text:list-item>
      </text:list>
      <text:list xml:id="list42298540" text:continue-list="list4107585400228022007" text:style-name="L18">
        <text:list-item>
          <text:list>
            <text:list-header>
              <text:p text:style-name="P185">2 miles at 10:46/mile Ave HR= 121 bpm and rest a few minutes</text:p>
            </text:list-header>
          </text:list>
        </text:list-item>
      </text:list>
      <text:list xml:id="list42286854" text:continue-list="list42317128"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42308375"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916373842381612650"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861195931360944306"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784761766806810867"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6008932427753864072"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078233157657273265"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249785775803554628"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42293136"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2312432"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46402587213838834"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752876113615967550"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019939562381809965"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494086186455455933"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054324725645430668"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926034867399444746" text:style-name="L32">
        <text:list-item>
          <text:list>
            <text:list-header>
              <text:p text:style-name="P196">0.25 miles in 2:54</text:p>
              <text:p text:style-name="P196">1 mile in 9:21 going faster as I ran and ending at around 8:30 pace</text:p>
            </text:list-header>
          </text:list>
        </text:list-item>
      </text:list>
      <text:list xml:id="list5538313819028719472"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652782138672031132"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551708670501199256"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766470337674841759"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 </text:p>
      <text:p text:style-name="P24"/>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text:soft-page-break/>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text:soft-page-break/>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9151627930667958930"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text:soft-page-break/>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2-04T22:05:20.44</dc:date>
    <dc:creator>James Lombardi</dc:creator>
    <meta:editing-duration>P25DT4H27M37S</meta:editing-duration>
    <meta:editing-cycles>1971</meta:editing-cycles>
    <meta:generator>OpenOffice/4.1.2$Win32 OpenOffice.org_project/412m3$Build-9782</meta:generator>
    <meta:document-statistic meta:table-count="0" meta:image-count="9" meta:object-count="0" meta:page-count="196" meta:paragraph-count="5699" meta:word-count="61712" meta:character-count="316335"/>
  </office:meta>
</office:document-meta>
</file>